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ute" svg:font-family="route, 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5635" officeooo:paragraph-rsid="00025635"/>
    </style:style>
    <style:style style:name="P2" style:family="paragraph" style:parent-style-name="Standard">
      <style:text-properties fo:font-size="15pt" officeooo:rsid="00025635" officeooo:paragraph-rsid="00025635" style:font-size-asian="15pt" style:font-size-complex="15pt"/>
    </style:style>
    <style:style style:name="P3" style:family="paragraph" style:parent-style-name="Standard">
      <style:text-properties fo:font-size="14pt" officeooo:rsid="00076d5c" officeooo:paragraph-rsid="00076d5c" style:font-size-asian="14pt" style:font-size-complex="14pt"/>
    </style:style>
    <style:style style:name="P4" style:family="paragraph" style:parent-style-name="Text_20_body">
      <style:text-properties officeooo:rsid="00025635" officeooo:paragraph-rsid="00025635"/>
    </style:style>
    <style:style style:name="P5" style:family="paragraph" style:parent-style-name="Text_20_body">
      <style:text-properties officeooo:paragraph-rsid="001cb6a9"/>
    </style:style>
    <style:style style:name="P6" style:family="paragraph" style:parent-style-name="Text_20_body">
      <style:text-properties officeooo:paragraph-rsid="001dc853"/>
    </style:style>
    <style:style style:name="P7" style:family="paragraph" style:parent-style-name="Text_20_body">
      <style:text-properties officeooo:paragraph-rsid="00200ecc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10aca7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0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076d5c" officeooo:paragraph-rsid="00164a15" style:font-size-asian="15pt" style:font-size-complex="15pt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076d5c" officeooo:paragraph-rsid="0010aca7" style:font-size-asian="15pt" style:font-size-complex="15pt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13e366" officeooo:paragraph-rsid="0013e366" style:font-size-asian="15pt" style:font-size-complex="15pt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13e366" officeooo:paragraph-rsid="001dc853" style:font-size-asian="15pt" style:font-size-complex="15pt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13e366" officeooo:paragraph-rsid="00200ecc" style:font-size-asian="15pt" style:font-size-complex="15pt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101fde" officeooo:paragraph-rsid="0010aca7" style:font-size-asian="15pt" style:font-size-complex="15pt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164a15" officeooo:paragraph-rsid="00164a15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164a15" officeooo:paragraph-rsid="00176e79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164a15" officeooo:paragraph-rsid="0018d562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normal" officeooo:rsid="001ace48" officeooo:paragraph-rsid="001ace48" style:font-size-asian="15pt" style:font-weight-asian="normal" style:font-size-complex="15pt" style:font-weight-complex="normal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5pt" fo:letter-spacing="normal" fo:font-style="normal" fo:font-weight="bold" officeooo:rsid="00164a15" officeooo:paragraph-rsid="00176e79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paragraph-rsid="00092510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paragraph-rsid="00076d5c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paragraph-rsid="0010aca7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paragraph-rsid="001dc853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paragraph-rsid="00200ecc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2510" officeooo:paragraph-rsid="00092510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f5e1" officeooo:paragraph-rsid="0009f5e1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f5e1" officeooo:paragraph-rsid="0010aca7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f5e1" officeooo:paragraph-rsid="001dc853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f5e1" officeooo:paragraph-rsid="00200ecc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76d5c" officeooo:paragraph-rsid="00076d5c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76d5c" officeooo:paragraph-rsid="0010aca7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76d5c" officeooo:paragraph-rsid="001dc853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76d5c" officeooo:paragraph-rsid="00200ecc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cbbd0" officeooo:paragraph-rsid="000cbbd0" style:font-size-asian="14pt" style:font-size-complex="14pt"/>
    </style:style>
    <style:style style:name="P3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ea41" officeooo:paragraph-rsid="0009ea41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ea41" officeooo:paragraph-rsid="0010aca7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ea41" officeooo:paragraph-rsid="001dc853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ea41" officeooo:paragraph-rsid="00200ecc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b2c6e" officeooo:paragraph-rsid="000b2c6e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b2c6e" officeooo:paragraph-rsid="0010aca7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b2c6e" officeooo:paragraph-rsid="001dc853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b2c6e" officeooo:paragraph-rsid="00200ecc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f5e1" officeooo:paragraph-rsid="0009f5e1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f5e1" officeooo:paragraph-rsid="0010aca7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f5e1" officeooo:paragraph-rsid="001dc853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ute" fo:font-size="14pt" fo:letter-spacing="normal" fo:font-style="normal" fo:font-weight="normal" officeooo:rsid="0009f5e1" officeooo:paragraph-rsid="00200ecc" style:font-size-asian="14pt" style:font-weight-asian="normal" style:font-size-complex="14pt" style:font-weight-complex="normal"/>
    </style:style>
    <style:style style:name="P4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49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</style:style>
    <style:style style:name="P50" style:family="paragraph" style:parent-style-name="Heading_20_2">
      <style:paragraph-properties fo:text-align="center" style:justify-single-word="false"/>
      <style:text-properties fo:font-variant="normal" fo:text-transform="none" fo:color="#000000" style:font-name="route" fo:font-size="21pt" fo:letter-spacing="normal" fo:font-style="normal" fo:font-weight="bold"/>
    </style:style>
    <style:style style:name="P51" style:family="paragraph" style:parent-style-name="Heading_20_1">
      <style:text-properties officeooo:paragraph-rsid="001cb6a9"/>
    </style:style>
    <style:style style:name="P52" style:family="paragraph" style:parent-style-name="Heading_20_1">
      <style:text-properties officeooo:paragraph-rsid="00200ecc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route" fo:font-size="10.5pt" fo:letter-spacing="normal" fo:font-style="normal" fo:font-weight="bold"/>
    </style:style>
    <style:style style:name="T3" style:family="text">
      <style:text-properties fo:font-variant="normal" fo:text-transform="none" fo:color="#000000" style:font-name="route" fo:font-size="10.5pt" fo:letter-spacing="normal" fo:font-style="normal" fo:font-weight="normal"/>
    </style:style>
    <style:style style:name="T4" style:family="text">
      <style:text-properties fo:font-variant="normal" fo:text-transform="none" fo:color="#000000" style:text-line-through-style="none" style:text-line-through-type="none" style:font-name="route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rout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route" fo:font-size="14pt" fo:letter-spacing="normal" fo:font-style="normal" style:text-underline-style="none" fo:font-weight="bold" officeooo:rsid="00076d5c" style:text-blinking="false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route" fo:font-size="14pt" fo:letter-spacing="normal" fo:font-style="normal" style:text-underline-style="none" fo:font-weight="bold" officeooo:rsid="000dce90" style:text-blinking="false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route" fo:font-size="14pt" fo:letter-spacing="normal" fo:font-style="normal" style:text-underline-style="none" fo:font-weight="bold" officeooo:rsid="001ace48" style:text-blinking="false" style:font-size-asian="14pt" style:font-size-complex="14pt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route" fo:font-size="15pt" fo:letter-spacing="normal" fo:font-style="normal" style:text-underline-style="none" fo:font-weight="bold" officeooo:rsid="00076d5c" style:text-blinking="false" style:font-size-asian="14pt" style:font-size-complex="14pt"/>
    </style:style>
    <style:style style:name="T10" style:family="text">
      <style:text-properties style:text-line-through-style="none" style:text-line-through-type="none" style:text-underline-style="none" style:text-blinking="false"/>
    </style:style>
    <style:style style:name="T11" style:family="text">
      <style:text-properties style:text-line-through-style="none" style:text-line-through-type="none" style:text-underline-style="none" officeooo:rsid="00189412" style:text-blinking="false"/>
    </style:style>
    <style:style style:name="T12" style:family="text">
      <style:text-properties style:text-line-through-style="none" style:text-line-through-type="none" style:text-underline-style="none" officeooo:rsid="0018d562" style:text-blinking="false"/>
    </style:style>
    <style:style style:name="T13" style:family="text">
      <style:text-properties style:text-line-through-style="none" style:text-line-through-type="none" style:text-underline-style="none" fo:font-weight="bold" style:text-blinking="false"/>
    </style:style>
    <style:style style:name="T14" style:family="text">
      <style:text-properties style:text-line-through-style="none" style:text-line-through-type="none" style:text-underline-style="none" fo:font-weight="bold" officeooo:rsid="00076d5c" style:text-blinking="false"/>
    </style:style>
    <style:style style:name="T15" style:family="text">
      <style:text-properties style:text-line-through-style="none" style:text-line-through-type="none" style:text-underline-style="none" fo:font-weight="bold" officeooo:rsid="00189412" style:text-blinking="false" style:font-weight-asian="bold" style:font-weight-complex="bold"/>
    </style:style>
    <style:style style:name="T16" style:family="text">
      <style:text-properties style:text-line-through-style="none" style:text-line-through-type="none" fo:font-size="18pt" style:text-underline-style="none" style:text-blinking="false" style:font-size-asian="18pt" style:font-size-complex="18pt"/>
    </style:style>
    <style:style style:name="T17" style:family="text">
      <style:text-properties style:text-line-through-style="none" style:text-line-through-type="none" fo:font-size="18pt" style:text-underline-style="none" officeooo:rsid="00200ecc" style:text-blinking="false" style:font-size-asian="18pt" style:font-size-complex="18pt"/>
    </style:style>
    <style:style style:name="T18" style:family="text">
      <style:text-properties officeooo:rsid="00033c84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officeooo:rsid="0009ea41" style:font-weight-asian="normal" style:font-weight-complex="normal"/>
    </style:style>
    <style:style style:name="T21" style:family="text">
      <style:text-properties officeooo:rsid="0010aca7" style:font-weight-asian="normal" style:font-weight-complex="normal"/>
    </style:style>
    <style:style style:name="T22" style:family="text">
      <style:text-properties officeooo:rsid="00092510" style:font-weight-asian="normal" style:font-weight-complex="normal"/>
    </style:style>
    <style:style style:name="T23" style:family="text">
      <style:text-properties officeooo:rsid="001ff819" style:font-weight-asian="normal" style:font-weight-complex="normal"/>
    </style:style>
    <style:style style:name="T24" style:family="text">
      <style:text-properties officeooo:rsid="00220230" style:font-weight-asian="normal" style:font-weight-complex="normal"/>
    </style:style>
    <style:style style:name="T25" style:family="text">
      <style:text-properties style:use-window-font-color="true" style:text-line-through-style="none" style:text-line-through-type="none" style:text-underline-style="none" fo:font-weight="bold" style:text-blinking="false"/>
    </style:style>
    <style:style style:name="T26" style:family="text">
      <style:text-properties style:use-window-font-color="true" style:text-line-through-style="none" style:text-line-through-type="none" style:text-underline-style="none" fo:font-weight="bold" officeooo:rsid="00076d5c" style:text-blinking="false" style:font-weight-asian="normal" style:font-weight-complex="normal"/>
    </style:style>
    <style:style style:name="T27" style:family="text">
      <style:text-properties style:use-window-font-color="true" style:text-line-through-style="none" style:text-line-through-type="none" style:text-underline-style="none" style:text-blinking="false" style:font-weight-asian="normal" style:font-weight-complex="normal"/>
    </style:style>
    <style:style style:name="T28" style:family="text">
      <style:text-properties officeooo:rsid="0010aca7"/>
    </style:style>
    <style:style style:name="T29" style:family="text">
      <style:text-properties officeooo:rsid="00118894"/>
    </style:style>
    <style:style style:name="T30" style:family="text">
      <style:text-properties officeooo:rsid="0012b36b"/>
    </style:style>
    <style:style style:name="T31" style:family="text">
      <style:text-properties officeooo:rsid="001dc853"/>
    </style:style>
    <style:style style:name="T32" style:family="text">
      <style:text-properties officeooo:rsid="001e6ed1"/>
    </style:style>
    <style:style style:name="T33" style:family="text">
      <style:text-properties officeooo:rsid="001ff819"/>
    </style:style>
    <style:style style:name="T34" style:family="text">
      <style:text-properties officeooo:rsid="0022023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2"><text:bookmark text:name="yui_3_17_2_1_1547210542065_124"/>Ejemplos de Usabilidad</text:h>
      <text:p text:style-name="Standard"/>
      <text:p text:style-name="P2"><text:span text:style-name="T18">Nombre: </text:span>Franz Josué Ramirez Villca </text:p>
      <text:p text:style-name="P1"/>
      <text:p text:style-name="P2">En esta actividad, realizaremos lo siguiente:</text:p>
      <text:p text:style-name="P2"/>
      <text:p text:style-name="P4"><text:span text:style-name="Strong_20_Emphasis"><text:span text:style-name="T2">Realiza un informe donde se analiza las páginas propuestas, indica si cumplen total, parcial o no cumplen con las siguientes características. Además justifica la clasificación propuesta</text:span></text:span><text:span text:style-name="T3">, por ejemplo supongamos que una página parcialmente cumple la capacidad de aprendizaje, una justificación podría ser que la página no tiene elementos que permitan a un usuario sin experiencia llegar a la información que está buscando.</text:span></text:p>
      <text:p text:style-name="P9"><text:span text:style-name="T1">Capacidad para reconocer su adecuación</text:span>. Capacidad del producto que permite al usuario entender si el software es adecuado para sus necesidades.</text:p>
      <text:p text:style-name="P9"><text:bookmark text:name="yui_3_17_2_1_1547210542065_128"/><text:span text:style-name="T1">Capacidad de aprendizaje. </text:span>Capacidad del producto que permite al usuario aprender su aplicación.</text:p>
      <text:p text:style-name="P9"><text:span text:style-name="T1">Capacidad para ser usado</text:span>. Capacidad del producto que permite al usuario operarlo y controlarlo con facilidad.</text:p>
      <text:p text:style-name="P9"><text:span text:style-name="T1">Protección contra errores de usuario. </text:span>Capacidad del sistema para proteger a los usuarios de hacer errores.</text:p>
      <text:p text:style-name="P9"><text:span text:style-name="T1">Estética de la interfaz de usuario. </text:span>Capacidad de la interfaz de usuario de agradar y satisfacer la interacción con el usuario.</text:p>
      <text:p text:style-name="P9"><text:span text:style-name="T1">Accesibilidad. </text:span>Capacidad del producto que permite que sea utilizado por usuarios con determinadas características y discapacidades.</text:p>
      <text:list xml:id="list3785830901" text:style-name="L1">
        <text:list-item>
          <text:p text:style-name="P48"><text:a xlink:type="simple" xlink:href="http://www.gobiernodecanarias.org/educacion/web/contacto" text:style-name="Internet_20_link" text:visited-style-name="Visited_20_Internet_20_Link"><text:span text:style-name="T4">http://www.gobiernodecanarias.org/educacion/web/contacto</text:span></text:a></text:p>
        </text:list-item>
        <text:list-item>
          <text:p text:style-name="P49"><text:a xlink:type="simple" xlink:href="https://app.uned.es/portal/AdmisionMatricula" text:style-name="Internet_20_link" text:visited-style-name="Visited_20_Internet_20_Link"><text:span text:style-name="T4">https://app.uned.es/portal/AdmisionMatricula</text:span></text:a></text:p>
        </text:list-item>
        <text:list-item>
          <text:p text:style-name="P49"><text:a xlink:type="simple" xlink:href="https://www3.gobiernodecanarias.org/medusa/evagd/stacruztf/login/index.php" text:style-name="Internet_20_link" text:visited-style-name="Visited_20_Internet_20_Link"><text:span text:style-name="T4">https://www3.gobiernodecanarias.org/medusa/evagd/stacruztf/login/index.php</text:span></text:a></text:p>
        </text:list-item>
        <text:list-item>
          <text:p text:style-name="P49"><text:a xlink:type="simple" xlink:href="https://www.amazon.es/" text:style-name="Internet_20_link" text:visited-style-name="Visited_20_Internet_20_Link"><text:span text:style-name="T4">https://www.amazon.es/</text:span></text:a></text:p>
        </text:list-item>
        <text:list-item>
          <text:p text:style-name="P49"><text:a xlink:type="simple" xlink:href="https://www.amazon.com/" text:style-name="Internet_20_link" text:visited-style-name="Visited_20_Internet_20_Link"><text:span text:style-name="T4">https://www.amazon.com</text:span></text:a></text:p>
        </text:list-item>
      </text:list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Pagina <text:a xlink:type="simple" xlink:href="http://www.gobiernodecanarias.org/educacion/web/contacto" text:style-name="Internet_20_link" text:visited-style-name="Visited_20_Internet_20_Link">http://www.gobiernodecanarias.org/educacion/web/contacto</text:a><text:span text:style-name="T5">.</text:span></text:h>
      <text:p text:style-name="P3"><text:span text:style-name="T5"/></text:p>
      <text:p text:style-name="P21"><text:span text:style-name="T1">Capacidad para reconocer su adecuación:</text:span></text:p>
      <text:p text:style-name="P26"><text:span text:style-name="T19">Cumple totalmente con su cometido. </text:span><text:span text:style-name="T20">Es una pagina donde tenemos varios botones que nos llevan a una pagina de contacto, segun nos interese.</text:span></text:p>
      <text:p text:style-name="P22"><text:bookmark text:name="yui_3_17_2_1_1547210542065_1281"/><text:span text:style-name="T1">Capacidad de aprendizaje:</text:span></text:p>
      <text:p text:style-name="P36">Cumple totalmente su cometido, tenemos una pagina que tiene varios botones, dandonos a elegir que o a quien queremos contactar.</text:p>
      <text:p text:style-name="P22"><text:span text:style-name="T1">Capacidad para ser usado</text:span>. </text:p>
      <text:p text:style-name="P27">Cumple parcialmente su cometido, aunque sea bastante intuitivo y no simplemente sea una lista de texto con direcciones donde estes buscando como loco lo que deseas, puede no ser tan bueno para personas mayores.</text:p>
      <text:p text:style-name="P22"><text:span text:style-name="T1">Protección contra errores de usuario. </text:span></text:p>
      <text:p text:style-name="P40">Cumple totalmente su cometido, no se encontraron formas de realizar o cometer errores.</text:p>
      <text:p text:style-name="P22"><text:span text:style-name="T1">Estética de la interfaz de usuario. </text:span></text:p>
      <text:p text:style-name="P44">Cumple <text:span text:style-name="T30">completamente</text:span> su objetico, los botones que nos llevan a los contactos sobresalen sobre los demas elementos, dandonos a entender que es lo importante, igualmente los colores son muy feos.</text:p>
      <text:p text:style-name="P31"><text:span text:style-name="T13">Accesibilidad. </text:span></text:p>
      <text:p text:style-name="P35"><text:span text:style-name="T10">Cumple parcialmente su objetivo, al ser una pagina del gobierno tiene formas de que los usuarios puedan oir partes del contenido de la pagina web.</text:span></text:p>
      <text:p text:style-name="P35"><text:span text:style-name="T10"/></text:p>
      <text:h text:style-name="Heading_20_1" text:outline-level="1"><text:soft-page-break/><text:span text:style-name="T16">Pagina </text:span><text:a xlink:type="simple" xlink:href="https://app.uned.es/portal/AdmisionMatricula" text:style-name="Internet_20_link" text:visited-style-name="Visited_20_Internet_20_Link">https://app.uned.es/portal/AdmisionMatricula</text:a><text:span text:style-name="T16">.</text:span></text:h>
      <text:p text:style-name="Text_20_body"><text:span text:style-name="T16"/></text:p>
      <text:p text:style-name="P23"><text:span text:style-name="T1">Capacidad para reconocer su adecuación:</text:span></text:p>
      <text:p text:style-name="P23"><text:span text:style-name="T22">Cumple totalmente con su cometido. </text:span><text:span text:style-name="T20">Es una pagina donde tenemos “</text:span><text:span text:style-name="T21">listas</text:span><text:span text:style-name="T20">” </text:span><text:span text:style-name="T21">donde podemos ver las opciones de maticula y admision.</text:span></text:p>
      <text:p text:style-name="P23"><text:bookmark text:name="yui_3_17_2_1_1547210542065_12811"/><text:span text:style-name="T1">Capacidad de aprendizaje:</text:span></text:p>
      <text:p text:style-name="P37">Cumple <text:span text:style-name="T28">parcialmente</text:span> su cometido, <text:span text:style-name="T28">podriamos decir que lo cumple totalmente, pero las “listas” tipo acordeon podrian no ser muy intuitivas para cierto tipo de personas.</text:span></text:p>
      <text:p text:style-name="P23"><text:span text:style-name="T1">Capacidad para ser usado</text:span>. </text:p>
      <text:p text:style-name="P28">Cumple parcialmente su cometido, <text:span text:style-name="T29">nos proporciona bastante informacion para poder usar la aplicacion y realizar lo cometido de matricularse.</text:span></text:p>
      <text:p text:style-name="P23"><text:span text:style-name="T1">Protección contra errores de usuario. </text:span></text:p>
      <text:p text:style-name="P41">Cumple totalmente su cometido, no se encontraron formas de realizar o cometer errores.</text:p>
      <text:p text:style-name="P23"><text:span text:style-name="T1">Estética de la interfaz de usuario. </text:span></text:p>
      <text:p text:style-name="P45">Cumple parcialmente su objetico, los botones que nos llevan a los contactos sobresalen sobre los demas elementos, dandonos a entender que es lo importante, igualmente los colores son muy feos.</text:p>
      <text:p text:style-name="P32"><text:span text:style-name="T13">Accesibilidad. </text:span></text:p>
      <text:p text:style-name="P12"><text:span text:style-name="T10">No cumple su objetivo, ya que no dispone de formas de que usuarios navegen por la web.</text:span></text:p>
      <text:p text:style-name="Text_20_body"><text:span text:style-name="T16"/></text:p>
      <text:p text:style-name="Text_20_body"><text:span text:style-name="T16"/></text:p>
      <text:p text:style-name="Text_20_body"><text:span text:style-name="T16"/></text:p>
      <text:h text:style-name="P51" text:outline-level="1"><text:soft-page-break/><text:span text:style-name="T16">Pagina </text:span><text:a xlink:type="simple" xlink:href="https://www3.gobiernodecanarias.org/medusa/evagd/stacruztf/login/index.php" text:style-name="Internet_20_link" text:visited-style-name="Visited_20_Internet_20_Link">https://www3.gobiernodecanarias.org/medusa/evagd/stacruztf/login/index.php</text:a><text:span text:style-name="T16">.</text:span></text:h>
      <text:p text:style-name="P5"><text:span text:style-name="T16"/></text:p>
      <text:p text:style-name="P24"><text:span text:style-name="T1">Capacidad para reconocer su adecuación:</text:span></text:p>
      <text:p text:style-name="P24"><text:span text:style-name="T22">Cumple totalmente con su cometido. </text:span><text:span text:style-name="T23">Al no ser una pagina muy complicada la capacidad que necesita uno para adecuarse en facil.</text:span></text:p>
      <text:p text:style-name="P24"><text:bookmark text:name="yui_3_17_2_1_1547210542065_128111"/><text:span text:style-name="T1">Capacidad de aprendizaje:</text:span></text:p>
      <text:p text:style-name="P38">Cumple <text:span text:style-name="T28">parcialmente</text:span> su cometido, <text:span text:style-name="T33">no es una pagina con un objetivo complicado asi, que lo cumple bien.</text:span></text:p>
      <text:p text:style-name="P24"><text:span text:style-name="T1">Capacidad para ser usado</text:span>. </text:p>
      <text:p text:style-name="P29">Cumple parcialmente su cometido, <text:span text:style-name="T33">se cumple bastante bien el objetivo de la pagina. Aunque el fondo sobra demasiado.</text:span></text:p>
      <text:p text:style-name="P24"><text:span text:style-name="T1">Protección contra errores de usuario. </text:span></text:p>
      <text:p text:style-name="P42">Cumple <text:span text:style-name="T32">completamente</text:span> su cometido, no se encontraron formas de realizar o cometer errores.</text:p>
      <text:p text:style-name="P24"><text:span text:style-name="T1">Estética de la interfaz de usuario. </text:span></text:p>
      <text:p text:style-name="P46">Cumple parcialmente su objetico, <text:span text:style-name="T31">debido a que el la imagen del banner tiene un color de fondo que dificulta la lectura del texto blanco, los colores no estan muy logrados.</text:span></text:p>
      <text:p text:style-name="P33"><text:span text:style-name="T13">Accesibilidad. </text:span></text:p>
      <text:p text:style-name="P13"><text:span text:style-name="T10">No cumple su objetivo, ya que no dispone de formas de que usuarios navegen por la web.</text:span></text:p>
      <text:p text:style-name="P6"><text:span text:style-name="T16"/></text:p>
      <text:p text:style-name="Text_20_body"><text:span text:style-name="T16"/></text:p>
      <text:p text:style-name="Text_20_body"><text:span text:style-name="T16"/></text:p>
      <text:h text:style-name="P52" text:outline-level="1"><text:soft-page-break/><text:span text:style-name="T16">Pagina </text:span><text:a xlink:type="simple" xlink:href="https://www.amazon.es/" text:style-name="Internet_20_link" text:visited-style-name="Visited_20_Internet_20_Link">https://www.amazon.es/</text:a><text:span text:style-name="T16"> </text:span><text:span text:style-name="T17">y </text:span><text:a xlink:type="simple" xlink:href="https://www.amazon.com/" text:style-name="Internet_20_link" text:visited-style-name="Visited_20_Internet_20_Link">https://www.amazon.com/</text:a><text:span text:style-name="T17">.</text:span></text:h>
      <text:p text:style-name="P7"><text:span text:style-name="T17"/></text:p>
      <text:p text:style-name="P25"><text:span text:style-name="T1">Capacidad para reconocer su adecuación:</text:span></text:p>
      <text:p text:style-name="P25"><text:span text:style-name="T22">Cumple </text:span><text:span text:style-name="T24">parcialmante</text:span><text:span text:style-name="T22"> con su cometido. </text:span><text:span text:style-name="T24">Tiene muchos niveles de navegacion y la adecuacion puede ser algo complicada.</text:span></text:p>
      <text:p text:style-name="P25"><text:bookmark text:name="yui_3_17_2_1_1547210542065_1281111"/><text:span text:style-name="T1">Capacidad de aprendizaje:</text:span></text:p>
      <text:p text:style-name="P39">Cumple <text:span text:style-name="T28">parcialmente</text:span> su cometido, <text:span text:style-name="T34">no todas las personas aprenden rapido, y seria muy complicado para personas mayores usarlo y aprender.</text:span></text:p>
      <text:p text:style-name="P25"><text:span text:style-name="T1">Capacidad para ser usado</text:span>. </text:p>
      <text:p text:style-name="P30">Cumple parcialmente su cometido, <text:span text:style-name="T34">solo lo cumple parcialmente, ya que para determinadas personas mayores puede ser muy complicado</text:span></text:p>
      <text:p text:style-name="P25"><text:span text:style-name="T1">Protección contra errores de usuario. </text:span></text:p>
      <text:p text:style-name="P43">Cumple <text:span text:style-name="T34">parcialmente</text:span> su cometido, <text:span text:style-name="T34">debedio a poner en letras pequeñas determinados precios, puede llevar a un usuario a un error.</text:span></text:p>
      <text:p text:style-name="P25"><text:span text:style-name="T1">Estética de la interfaz de usuario. </text:span></text:p>
      <text:p text:style-name="P47">Cumple parcialmente su objetico, <text:span text:style-name="T34">no es una pagina con buena estetica, pero al tratarse de un comercio online se entiende.</text:span></text:p>
      <text:p text:style-name="P34"><text:span text:style-name="T13">Accesibilidad. </text:span></text:p>
      <text:p text:style-name="P14"><text:span text:style-name="T10">No cumple su objetivo, ya que no dispone de formas de que usuarios navegen por la web.</text:span></text:p>
      <text:p text:style-name="P7"><text:span text:style-name="T16"/></text:p>
      <text:p text:style-name="Text_20_body"><text:span text:style-name="T16"/></text:p>
      <text:p text:style-name="Text_20_body"><text:span text:style-name="T16"/></text:p>
      <text:p text:style-name="P8"><text:soft-page-break/><text:span text:style-name="T7">Test de velocidad</text:span><text:span text:style-name="T6"> </text:span><text:span text:style-name="T8">con </text:span><text:span text:style-name="T9">Google PageSpeed Insights:</text:span></text:p>
      <text:p text:style-name="P10"><text:span text:style-name="T25">http://www.gobiernodecanarias.org/educacion/web/contacto</text:span></text:p>
      <text:p text:style-name="P15"><text:span text:style-name="T27">En movil saco una puntuacion de 50 y el ordenador una puntuacion de 93.</text:span></text:p>
      <text:p text:style-name="P15"><text:span text:style-name="T26"/></text:p>
      <text:p text:style-name="P11"><text:span text:style-name="T13">https://app.uned.es/portal/AdmisionMatricula</text:span></text:p>
      <text:p text:style-name="P16"><text:span text:style-name="T10">En movil saco una puntuacion de 94 y el ordenador una puntuacion de 100</text:span></text:p>
      <text:p text:style-name="P11"><text:span text:style-name="T13"/></text:p>
      <text:p text:style-name="P11"><text:span text:style-name="T13">https://www3.gobiernodecanarias.org/medusa/evagd/stacruztf/login/index.php</text:span></text:p>
      <text:p text:style-name="P17"><text:span text:style-name="T10">En movil saco una puntuacion de </text:span><text:span text:style-name="T11">41</text:span><text:span text:style-name="T10"> y el ordenador una puntuacion de </text:span><text:span text:style-name="T11">89</text:span></text:p>
      <text:p text:style-name="P17"><text:span text:style-name="T11"/></text:p>
      <text:p text:style-name="P17"><text:span text:style-name="T15">https://www.amazon.es/</text:span></text:p>
      <text:p text:style-name="P18"><text:span text:style-name="T11">En movil saco una puntuacion de </text:span><text:span text:style-name="T12">48</text:span><text:span text:style-name="T11"> y el ordenador una puntuacion de </text:span><text:span text:style-name="T12">99</text:span></text:p>
      <text:p text:style-name="P17"><text:span text:style-name="T11"/></text:p>
      <text:p text:style-name="P20"><text:span text:style-name="T11">https://www.amazon.com/</text:span></text:p>
      <text:p text:style-name="P18"><text:span text:style-name="T11">En movil saco una puntuacion de </text:span><text:span text:style-name="T12">48</text:span><text:span text:style-name="T11"> y el ordenador una puntuacion de </text:span><text:span text:style-name="T12">93</text:span></text:p>
      <text:p text:style-name="P19"><text:span text:style-name="T12">S</text:span><text:span text:style-name="T10">egun estos test de velocidad realizados podemos suponer que la mejor pagina en cuanto a carga de la pagina es </text:span><text:span text:style-name="T14">https://app.uned.es/portal/AdmisionMatric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ute" svg:font-family="route, 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1-11T13:59:29.099000000</dc:date>
    <meta:editing-duration>PT54M15S</meta:editing-duration>
    <meta:editing-cycles>33</meta:editing-cycles>
    <meta:document-statistic meta:table-count="0" meta:image-count="0" meta:object-count="0" meta:page-count="6" meta:paragraph-count="79" meta:word-count="895" meta:character-count="6297" meta:non-whitespace-character-count="5469"/>
  </office:meta>
</office:document-meta>
</file>